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No_20_Spacing">
      <style:text-properties fo:font-size="12pt" fo:font-weight="bold" style:font-size-asian="12pt" style:font-weight-asian="bold"/>
    </style:style>
    <style:style style:name="P2" style:family="paragraph" style:parent-style-name="No_20_Spacing" style:list-style-name="WWNum5"/>
    <style:style style:name="P3" style:family="paragraph" style:parent-style-name="No_20_Spacing" style:list-style-name="WWNum6"/>
    <style:style style:name="P4" style:family="paragraph" style:parent-style-name="No_20_Spacing">
      <style:paragraph-properties fo:margin-left="1.27cm" fo:margin-right="0cm" fo:text-indent="0cm" style:auto-text-indent="false"/>
    </style:style>
    <style:style style:name="P5" style:family="paragraph" style:parent-style-name="No_20_Spacing">
      <style:paragraph-properties fo:margin-left="0.635cm" fo:margin-right="0cm" fo:text-indent="0.614cm" style:auto-text-indent="false"/>
    </style:style>
    <style:style style:name="P6" style:family="paragraph" style:parent-style-name="No_20_Spacing" style:list-style-name="WWNum7">
      <style:paragraph-properties fo:margin-left="1.27cm" fo:margin-right="0cm" fo:text-indent="-0.635cm" style:auto-text-indent="false"/>
    </style:style>
    <style:style style:name="P7" style:family="paragraph" style:parent-style-name="No_20_Spacing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color="#0070c0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"><text:span text:style-name="T1">Cochon Beaumont 2019</text:span></text:p>
        <text:p text:style-name="P1"/>
        <text:p text:style-name="No_20_Spacing"><text:span text:style-name="T1">Recettes</text:span></text:p>
        <text:list xml:id="list523910431" text:style-name="WWNum5">
          <text:list-item>
            <text:p text:style-name="P2">Saucissons nature/herbes &amp; saucissons noisette</text:p>
          </text:list-item>
        </text:list>
        <text:p text:style-name="P4">(plus de nature que de noisette)</text:p>
        <text:list xml:id="list230043951060195" text:continue-numbering="true" text:style-name="WWNum5">
          <text:list-item>
            <text:p text:style-name="P2">Saucisses sèches nature &amp; saucisses sèches au vin rouge</text:p>
          </text:list-item>
          <text:list-item>
            <text:p text:style-name="P2">Chorizo<text:span text:style-name="T2"> -&gt; recette = Matthieu &amp; Anaëlle</text:span></text:p>
          </text:list-item>
          <text:list-item>
            <text:p text:style-name="P2">Chipo natures &amp; grosses saucisses</text:p>
          </text:list-item>
          <text:list-item>
            <text:p text:style-name="P2">Boudin noir créole (plus épicé) &amp; boudin noir charentais</text:p>
          </text:list-item>
        </text:list>
        <text:p text:style-name="P5">(moins de boyaux, plus de bocaux) <text:span text:style-name="T2">-&gt; recettes = Matthieu</text:span></text:p>
        <text:list xml:id="list230044378192454" text:continue-numbering="true" text:style-name="WWNum5">
          <text:list-item>
            <text:p text:style-name="P2">Pâté de tête (1 tête) <text:span text:style-name="T2">-&gt; recette = Tiff</text:span></text:p>
          </text:list-item>
          <text:list-item>
            <text:p text:style-name="P2">Caillettes <text:span text:style-name="T2">-&gt; recette = Estelle (penser à l’ail)</text:span></text:p>
          </text:list-item>
          <text:list-item>
            <text:p text:style-name="P2">Jambons x 2 + poitrines pour lardons (morceaux à sélectionner)</text:p>
          </text:list-item>
          <text:list-item>
            <text:p text:style-name="P2">Boudins blancs (recette à revoir pour plus de tendresse) <text:span text:style-name="T2">-&gt; Soizic</text:span></text:p>
          </text:list-item>
          <text:list-item>
            <text:p text:style-name="P2">Pâté de foie &amp; pâtés de campagne</text:p>
          </text:list-item>
          <text:list-item>
            <text:p text:style-name="P2">Terrines (au four)</text:p>
          </text:list-item>
          <text:list-item>
            <text:p text:style-name="P2">Rillettes (avec un tri plus minutieux)</text:p>
          </text:list-item>
          <text:list-item>
            <text:p text:style-name="P2">Morceaux de viandes séchées (à voir)</text:p>
          </text:list-item>
          <text:list-item>
            <text:p text:style-name="P2">Jambonneau (on récupère des moules)</text:p>
          </text:list-item>
          <text:list-item>
            <text:p text:style-name="P2">Pieds = papa Laura</text:p>
          </text:list-item>
        </text:list>
        <text:p text:style-name="No_20_Spacing"/>
        <text:p text:style-name="No_20_Spacing"><text:span text:style-name="T1">Matériel</text:span></text:p>
        <text:list xml:id="list88447019" text:style-name="WWNum7">
          <text:list-item>
            <text:p text:style-name="P6">Bocaux = OK après commande</text:p>
          </text:list-item>
        </text:list>
        <text:p text:style-name="No_20_Spacing">Estelle : 1 x 0,75 + 10 x 0,5 + 8 x 350 ; Tiff : 2 x 0,75 + 5 ou 6 x 350 ; Ben&amp;Soiz : 10 x 1L + 1 x 0,75 + 7 x 500 + 4 x 260 ; Laura : stock à voir</text:p>
        <text:p text:style-name="No_20_Spacing">Donc pour les 1000, 750 et 500 = OK.</text:p>
        <text:p text:style-name="No_20_Spacing">Pour les 260, Laura + commande x 150 supplémentaires</text:p>
        <text:list xml:id="list230045399250993" text:continue-numbering="true" text:style-name="WWNum7">
          <text:list-item>
            <text:p text:style-name="P6">Seaux = OK<text:span text:style-name="T2"> (5 à récupérer ce samedi chez M Olives)</text:span></text:p>
          </text:list-item>
          <text:list-item>
            <text:p text:style-name="P6">Broyeur = OK x 1</text:p>
          </text:list-item>
          <text:list-item>
            <text:p text:style-name="P6">Embosseuse = OK x 2 (dont 1 prêté par Olivier)</text:p>
          </text:list-item>
          <text:list-item>
            <text:p text:style-name="P6">Caisses plastiques = OK <text:span text:style-name="T2">-&gt; Estelle</text:span></text:p>
          </text:list-item>
          <text:list-item>
            <text:p text:style-name="P6">Pipe à souffler = OK</text:p>
          </text:list-item>
          <text:list-item>
            <text:p text:style-name="P6">Brûleur = OK x 5</text:p>
          </text:list-item>
          <text:list-item>
            <text:p text:style-name="P6">Gamelles et stérilisateurs = OK x 4 <text:span text:style-name="T2">-&gt; Laura pour gamelles</text:span></text:p>
          </text:list-item>
          <text:list-item>
            <text:p text:style-name="P6">Bassines à gras = OK x 2</text:p>
          </text:list-item>
          <text:list-item>
            <text:p text:style-name="P6">Planches à découper = OK <text:span text:style-name="T2">-&gt; chacun ramène ce qu’il a + Laura à voir pour une grande planche</text:span></text:p>
          </text:list-item>
          <text:list-item>
            <text:p text:style-name="P6">Couteaux = OK <text:span text:style-name="T2">-&gt; chacun ramène ce qu’il a</text:span></text:p>
          </text:list-item>
          <text:list-item>
            <text:p text:style-name="P6">Tablier, blousse ou autres = OK <text:span text:style-name="T2">-&gt; chacun ramène ce qu’il a</text:span></text:p>
          </text:list-item>
          <text:list-item>
            <text:p text:style-name="P6">Robot = OK <text:span text:style-name="T2">-&gt; Estelle</text:span></text:p>
          </text:list-item>
          <text:list-item>
            <text:p text:style-name="P6">Pieds à soupe = OK <text:span text:style-name="T2">-&gt; chacun ramène ce qu’il a</text:span></text:p>
          </text:list-item>
          <text:list-item>
            <text:p text:style-name="P6">Draps pour transport cochons = OK <text:span text:style-name="T2">-&gt; Luc &amp; Matthieu</text:span></text:p>
          </text:list-item>
          <text:list-item>
            <text:p text:style-name="P6">Torchons = OK <text:span text:style-name="T2">-&gt; chacun ramène ce qu’il a</text:span></text:p>
          </text:list-item>
          <text:list-item>
            <text:p text:style-name="P6">Frigo = OK x 2 (dont l’ancien dispo de Matthieu et Anaëlle)</text:p>
          </text:list-item>
          <text:list-item>
            <text:p text:style-name="P6">Balance = OK <text:span text:style-name="T2">-&gt; Marian</text:span></text:p>
          </text:list-item>
          <text:list-item>
            <text:p text:style-name="P6">Tables = OK <text:span text:style-name="T2">-&gt; Luc</text:span></text:p>
          </text:list-item>
        </text:list>
        <text:p text:style-name="No_20_Spacing"/>
        <text:p text:style-name="No_20_Spacing"><text:span text:style-name="T1">Courses</text:span></text:p>
        <text:list xml:id="list2649235114" text:style-name="WWNum6">
          <text:list-item>
            <text:p text:style-name="P3">Rondelles caoutchouc 85 et 70 -&gt; quantité à voir après inventaire Laura puis commande internet</text:p>
          </text:list-item>
          <text:list-item>
            <text:p text:style-name="P3">Sacs congélations (6L = OK) manquent des plus petits</text:p>
          </text:list-item>
          <text:list-item>
            <text:p text:style-name="P3">2 sacs à jambon</text:p>
          </text:list-item>
          <text:list-item>
            <text:p text:style-name="P3">2 bobines de ficelles culinaires</text:p>
          </text:list-item>
          <text:list-item>
            <text:p text:style-name="P3">Eponges</text:p>
          </text:list-item>
          <text:list-item>
            <text:p text:style-name="P3">2 boules inox</text:p>
          </text:list-item>
          <text:list-item>
            <text:p text:style-name="P3">Produit vaisselle = OK <text:span text:style-name="T2">-&gt; Laura en ramène 2L</text:span></text:p>
          </text:list-item>
          <text:list-item>
            <text:p text:style-name="P3">Poivre = OK <text:span text:style-name="T2">-&gt; Laura en ramène un gros pot</text:span></text:p>
          </text:list-item>
          <text:list-item>
            <text:p text:style-name="P3">Sel fin</text:p>
          </text:list-item>
          <text:list-item>
            <text:p text:style-name="P3">Epices = OK <text:span text:style-name="T2">-&gt; Matthieu</text:span></text:p>
          </text:list-item>
          <text:list-item>
            <text:p text:style-name="P3">Herbes de Provence</text:p>
          </text:list-item>
          <text:list-item>
            <text:p text:style-name="P3">Gnôle de pomme et/ou cognac = OK <text:span text:style-name="T2">-&gt; Matthieu</text:span></text:p>
          </text:list-item>
          <text:list-item>
            <text:p text:style-name="P3">Légumes = OK -&gt; <text:span text:style-name="T2">Marian à voir avec les recettes choisies (carottes, oignons, poireaux)</text:span></text:p>
          </text:list-item>
          <text:list-item>
            <text:p text:style-name="P3">Romarin = OK <text:span text:style-name="T2">-&gt; Laura</text:span></text:p>
          </text:list-item>
          <text:list-item>
            <text:p text:style-name="P3">Laurier = OK <text:span text:style-name="T2">-&gt; Ben&amp;Soiz</text:span></text:p>
          </text:list-item>
          <text:list-item>
            <text:p text:style-name="P3">Noisettes (un petit sac 200g)</text:p>
          </text:list-item>
          <text:list-item>
            <text:p text:style-name="P3">Boyaux saucissons = OK</text:p>
          </text:list-item>
          <text:list-item>
            <text:p text:style-name="P3">Boyaux saucisses sèches et boudins <text:span text:style-name="T2">-&gt; Luc</text:span></text:p>
          </text:list-item>
          <text:list-item>
            <text:p text:style-name="P3">Café</text:p>
          </text:list-item>
        </text:list>
        <text:p text:style-name="No_20_Spacing"/>
        <text:p text:style-name="No_20_Spacing"><text:span text:style-name="T1">Organisation</text:span></text:p>
        <text:p text:style-name="No_20_Spacing">Vendredi matin, <text:span text:style-name="T2">Marian et Matthieu</text:span> vont chercher les cochons vers 6h30-7h</text:p>
        <text:p text:style-name="No_20_Spacing">Ils ramèneront des pains au chocolat pour aller avec le café préparé par Estelle</text:p>
        <text:p text:style-name="No_20_Spacing">Vendredi soir, repas ABBA (et autres pour ceux qui n’aiment pas cette musique)</text:p>
        <text:p text:style-name="No_20_Spacing">Samedi soir, repas à 22 (en invitant Cécile et Ben entre autres)</text:p>
        <text:p text:style-name="No_20_Spacing"><text:span text:style-name="T2">Repas logistique gérée par Anaëll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7" style:num-suffix="" text:bullet-char="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Louis</meta:initial-creator>
    <dc:creator>Benjamin Louis</dc:creator>
    <meta:editing-cycles>7</meta:editing-cycles>
    <meta:creation-date>2019-01-21T17:25:00</meta:creation-date>
    <dc:date>2019-01-21T19:08:00</dc:date>
    <meta:editing-duration>PT1H4M</meta:editing-duration>
    <meta:generator>LibreOffice/6.0.7.3$Linux_X86_64 LibreOffice_project/00m0$Build-3</meta:generator>
    <meta:document-statistic meta:table-count="0" meta:image-count="0" meta:object-count="0" meta:page-count="1" meta:paragraph-count="68" meta:word-count="580" meta:character-count="2738" meta:non-whitespace-character-count="22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